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25-01-1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24-01-04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24-01-03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23-01-05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22-01-04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21-01-05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20-01-03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19-01-04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18-01-03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17-01-04 23:22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16-01-03 21:0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15-01-04 17:48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14-01-04 16:5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13-01-04 20:49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13-01-04 18:4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12-01-05 18:13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11-01-05 18:4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10-01-04 17:0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09-01-06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09-01-06 17:29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08-01-06 19:5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25101173801</text:p>
          </table:table-cell>
          <table:table-cell office:value-type="string" calcext:value-type="string">
            <text:p>2007-01-26 15:49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